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4.3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it Flow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после коммита (ов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fetch &amp;&amp; git rebase origin/master</text:p>
          </table:table-cell>
          <table:table-cell office:value-type="string" calcext:value-type="string">
            <text:p>делаем rebase с mas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t checkout master</text:p>
          </table:table-cell>
          <table:table-cell office:value-type="string" calcext:value-type="string">
            <text:p>переключаемся в ветку маст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pull</text:p>
          </table:table-cell>
          <table:table-cell office:value-type="string" calcext:value-type="string">
            <text:p>получает все удалённые ссылки, а затем автоматически делает слияние с соответствующей удалённой ветко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merge &lt;branch&gt;</text:p>
          </table:table-cell>
          <table:table-cell office:value-type="string" calcext:value-type="string">
            <text:p>сливаем ветку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pull --rebase</text:p>
          </table:table-cell>
          <table:table-cell office:value-type="string" calcext:value-type="string">
            <text:p>обновить локальный репозитори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pec spec</text:p>
          </table:table-cell>
          <table:table-cell office:value-type="string" calcext:value-type="string">
            <text:p>прогнать тесты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отправить код на серве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t branch -d &lt;branch&gt;</text:p>
          </table:table-cell>
          <table:table-cell office:value-type="string" calcext:value-type="string">
            <text:p>удалить рабочую ненужную ветку</text:p>
          </table:table-cell>
        </table:table-row>
        <table:table-row table:style-name="ro1">
          <table:table-cell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3:20:15.443670997</meta:creation-date>
    <dc:date>2015-06-05T13:35:11.601595006</dc:date>
    <meta:editing-duration>PT6M56S</meta:editing-duration>
    <meta:editing-cycles>2</meta:editing-cycles>
    <meta:generator>LibreOffice/4.2.8.2$Linux_X86_64 LibreOffice_project/420m0$Build-2</meta:generator>
    <meta:document-statistic meta:table-count="1" meta:cell-count="26" meta:object-count="0"/>
  </office:meta>
</office:document-meta>
</file>